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3.66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.19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20.81pt"/>
    </style:style>
    <style:style style:name="co7" style:family="table-column">
      <style:table-column-properties fo:break-before="auto" style:column-width="80.5pt"/>
    </style:style>
    <style:style style:name="co8" style:family="table-column">
      <style:table-column-properties fo:break-before="auto" style:column-width="132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rget Velocity (mph)</text:p>
          </table:table-cell>
          <table:table-cell office:value-type="string" calcext:value-type="string">
            <text:p>Target Velocity (m/s)</text:p>
          </table:table-cell>
          <table:table-cell office:value-type="string" calcext:value-type="string">
            <text:p>Frequency:</text:p>
          </table:table-cell>
          <table:table-cell/>
          <table:table-cell table:style-name="ce1" office:value-type="string" calcext:value-type="string">
            <text:p>Carrier Frequency: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Hz</text:p>
          </table:table-cell>
          <table:table-cell table:number-columns-repeated="6"/>
        </table:table-row>
        <table:table-row table:style-name="ro1">
          <table:table-cell office:value-type="float" office:value="-60" calcext:value-type="float">
            <text:p>-60</text:p>
          </table:table-cell>
          <table:table-cell table:formula="of:=CONVERT([.A2]; &quot;mph&quot;; &quot;m/s&quot;)" office:value-type="float" office:value="-26.8224" calcext:value-type="float">
            <text:p>-26.8224</text:p>
          </table:table-cell>
          <table:table-cell table:formula="of:=[.$F$2]/([.$F$2]+[.B2])*[.$F$1]" office:value-type="float" office:value="43393.3333670697" calcext:value-type="float">
            <text:p>43393.3333670697</text:p>
          </table:table-cell>
          <table:table-cell/>
          <table:table-cell table:style-name="ce1" office:value-type="string" calcext:value-type="string">
            <text:p>Speed of sound: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Meters/Sec</text:p>
          </table:table-cell>
          <table:table-cell table:number-columns-repeated="6"/>
        </table:table-row>
        <table:table-row table:style-name="ro1">
          <table:table-cell office:value-type="float" office:value="-55" calcext:value-type="float">
            <text:p>-55</text:p>
          </table:table-cell>
          <table:table-cell table:formula="of:=CONVERT([.A3]; &quot;mph&quot;; &quot;m/s&quot;)" office:value-type="float" office:value="-24.5872" calcext:value-type="float">
            <text:p>-24.5872</text:p>
          </table:table-cell>
          <table:table-cell table:formula="of:=[.$F$2]/([.$F$2]+[.B3])*[.$F$1]" office:value-type="float" office:value="43088.7200514552" calcext:value-type="float">
            <text:p>43088.7200514552</text:p>
          </table:table-cell>
          <table:table-cell/>
          <table:table-cell office:value-type="string" calcext:value-type="string">
            <text:p>Negative Speed = toward observer</text:p>
          </table:table-cell>
          <table:table-cell table:number-columns-repeated="8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CONVERT([.A4]; &quot;mph&quot;; &quot;m/s&quot;)" office:value-type="float" office:value="-22.352" calcext:value-type="float">
            <text:p>-22.352</text:p>
          </table:table-cell>
          <table:table-cell table:formula="of:=[.$F$2]/([.$F$2]+[.B4])*[.$F$1]" office:value-type="float" office:value="42788.3535839924" calcext:value-type="float">
            <text:p>42788.3535839924</text:p>
          </table:table-cell>
          <table:table-cell table:number-columns-repeated="10"/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CONVERT([.A5]; &quot;mph&quot;; &quot;m/s&quot;)" office:value-type="float" office:value="-20.1168" calcext:value-type="float">
            <text:p>-20.1168</text:p>
          </table:table-cell>
          <table:table-cell table:formula="of:=[.$F$2]/([.$F$2]+[.B5])*[.$F$1]" office:value-type="float" office:value="42492.1457666426" calcext:value-type="float">
            <text:p>42492.1457666426</text:p>
          </table:table-cell>
          <table:table-cell table:number-columns-repeated="10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CONVERT([.A6]; &quot;mph&quot;; &quot;m/s&quot;)" office:value-type="float" office:value="-17.8816" calcext:value-type="float">
            <text:p>-17.8816</text:p>
          </table:table-cell>
          <table:table-cell table:formula="of:=[.$F$2]/([.$F$2]+[.B6])*[.$F$1]" office:value-type="float" office:value="42200.0108268249" calcext:value-type="float">
            <text:p>42200.0108268249</text:p>
          </table:table-cell>
          <table:table-cell table:number-columns-repeated="10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CONVERT([.A7]; &quot;mph&quot;; &quot;m/s&quot;)" office:value-type="float" office:value="-15.6464" calcext:value-type="float">
            <text:p>-15.6464</text:p>
          </table:table-cell>
          <table:table-cell table:formula="of:=[.$F$2]/([.$F$2]+[.B7])*[.$F$1]" office:value-type="float" office:value="41911.8653346107" calcext:value-type="float">
            <text:p>41911.8653346107</text:p>
          </table:table-cell>
          <table:table-cell/>
          <table:table-cell office:value-type="string" calcext:value-type="string">
            <text:p>Sample Rate: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Hz</text:p>
          </table:table-cell>
          <table:table-cell table:number-columns-repeated="6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CONVERT([.A8]; &quot;mph&quot;; &quot;m/s&quot;)" office:value-type="float" office:value="-13.4112" calcext:value-type="float">
            <text:p>-13.4112</text:p>
          </table:table-cell>
          <table:table-cell table:formula="of:=[.$F$2]/([.$F$2]+[.B8])*[.$F$1]" office:value-type="float" office:value="41627.6281232857" calcext:value-type="float">
            <text:p>41627.6281232857</text:p>
          </table:table-cell>
          <table:table-cell table:number-columns-repeated="10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CONVERT([.A9]; &quot;mph&quot;; &quot;m/s&quot;)" office:value-type="float" office:value="-11.176" calcext:value-type="float">
            <text:p>-11.176</text:p>
          </table:table-cell>
          <table:table-cell table:formula="of:=[.$F$2]/([.$F$2]+[.B9])*[.$F$1]" office:value-type="float" office:value="41347.220213125" calcext:value-type="float">
            <text:p>41347.220213125</text:p>
          </table:table-cell>
          <table:table-cell table:number-columns-repeated="10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CONVERT([.A10]; &quot;mph&quot;; &quot;m/s&quot;)" office:value-type="float" office:value="-8.9408" calcext:value-type="float">
            <text:p>-8.9408</text:p>
          </table:table-cell>
          <table:table-cell table:formula="of:=[.$F$2]/([.$F$2]+[.B10])*[.$F$1]" office:value-type="float" office:value="41070.564738226" calcext:value-type="float">
            <text:p>41070.564738226</text:p>
          </table:table-cell>
          <table:table-cell/>
          <table:table-cell office:value-type="string" calcext:value-type="string">
            <text:p>Bin size for:</text:p>
          </table:table-cell>
          <table:table-cell table:number-columns-repeated="3"/>
          <table:table-cell office:value-type="string" calcext:value-type="string">
            <text:p>Freq Shift:</text:p>
          </table:table-cell>
          <table:table-cell/>
          <table:table-cell office:value-type="string" calcext:value-type="string">
            <text:p>Sample History:</text:p>
          </table:table-cell>
          <table:table-cell office:value-type="string" calcext:value-type="string">
            <text:p>Duration of Sample History:</text:p>
          </table:table-cell>
          <table:table-cell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CONVERT([.A11]; &quot;mph&quot;; &quot;m/s&quot;)" office:value-type="float" office:value="-6.7056" calcext:value-type="float">
            <text:p>-6.7056</text:p>
          </table:table-cell>
          <table:table-cell table:formula="of:=[.$F$2]/([.$F$2]+[.B11])*[.$F$1]" office:value-type="float" office:value="40797.5868762608" calcext:value-type="float">
            <text:p>40797.58687626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t/Sec</text:p>
          </table:table-cell>
          <table:table-cell table:formula="of:=[.E11]*60*60/5280" office:value-type="float" office:value="0.681818181818182" calcext:value-type="float">
            <text:p>0.681818181818182</text:p>
          </table:table-cell>
          <table:table-cell office:value-type="string" calcext:value-type="string">
            <text:p>mph</text:p>
          </table:table-cell>
          <table:table-cell table:formula="of:=[.$F$2]/([.$F$2]-CONVERT([.G11]; &quot;mph&quot;; &quot;m/s&quot;))*[.$F$1]-[.$F$1]" office:value-type="float" office:value="35.5768041104748" calcext:value-type="float">
            <text:p>35.5768041104748</text:p>
          </table:table-cell>
          <table:table-cell office:value-type="string" calcext:value-type="string">
            <text:p>Hz</text:p>
          </table:table-cell>
          <table:table-cell table:formula="of:=CEILING([.$F$7]/[.I11])" office:value-type="float" office:value="2811" calcext:value-type="float">
            <text:p>2811</text:p>
          </table:table-cell>
          <table:table-cell table:formula="of:=[.K11]*1/[.$F$7]*1000" office:value-type="float" office:value="28.11" calcext:value-type="float">
            <text:p>28.1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CONVERT([.A12]; &quot;mph&quot;; &quot;m/s&quot;)" office:value-type="float" office:value="-4.4704" calcext:value-type="float">
            <text:p>-4.4704</text:p>
          </table:table-cell>
          <table:table-cell table:formula="of:=[.$F$2]/([.$F$2]+[.B12])*[.$F$1]" office:value-type="float" office:value="40528.2137810106" calcext:value-type="float">
            <text:p>40528.2137810106</text:p>
          </table:table-cell>
          <table:table-cell/>
          <table:table-cell table:formula="of:=[.A20]*5280/60/60" office:value-type="float" office:value="0.146666666666667" calcext:value-type="float">
            <text:p>0.146666666666667</text:p>
          </table:table-cell>
          <table:table-cell office:value-type="string" calcext:value-type="string">
            <text:p>Ft/Sec</text:p>
          </table:table-cell>
          <table:table-cell table:formula="of:=[.E12]*60*60/5280" office:value-type="float" office:value="0.1" calcext:value-type="float">
            <text:p>0.1</text:p>
          </table:table-cell>
          <table:table-cell office:value-type="string" calcext:value-type="string">
            <text:p>mph</text:p>
          </table:table-cell>
          <table:table-cell table:formula="of:=[.$F$1]-[.C20]" office:value-type="float" office:value="5.21261508821044" calcext:value-type="float">
            <text:p>5.21261508821044</text:p>
          </table:table-cell>
          <table:table-cell office:value-type="string" calcext:value-type="string">
            <text:p>Hz</text:p>
          </table:table-cell>
          <table:table-cell table:formula="of:=CEILING([.$F$7]/[.I12])" office:value-type="float" office:value="19185" calcext:value-type="float">
            <text:p>19185</text:p>
          </table:table-cell>
          <table:table-cell table:formula="of:=[.K12]*1/[.$F$7]*1000" office:value-type="float" office:value="191.85" calcext:value-type="float">
            <text:p>191.8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CONVERT([.A13]; &quot;mph&quot;; &quot;m/s&quot;)" office:value-type="float" office:value="-2.2352" calcext:value-type="float">
            <text:p>-2.2352</text:p>
          </table:table-cell>
          <table:table-cell table:formula="of:=[.$F$2]/([.$F$2]+[.B13])*[.$F$1]" office:value-type="float" office:value="40262.3745175558" calcext:value-type="float">
            <text:p>40262.3745175558</text:p>
          </table:table-cell>
          <table:table-cell/>
          <table:table-cell table:formula="of:=[.A21]*5280/60/60" office:value-type="float" office:value="0.733333333333333" calcext:value-type="float">
            <text:p>0.733333333333333</text:p>
          </table:table-cell>
          <table:table-cell office:value-type="string" calcext:value-type="string">
            <text:p>Ft/Sec</text:p>
          </table:table-cell>
          <table:table-cell table:formula="of:=[.E13]*60*60/5280" office:value-type="float" office:value="0.5" calcext:value-type="float">
            <text:p>0.5</text:p>
          </table:table-cell>
          <table:table-cell office:value-type="string" calcext:value-type="string">
            <text:p>mph</text:p>
          </table:table-cell>
          <table:table-cell table:formula="of:=[.$F$1]-[.C21]" office:value-type="float" office:value="26.049496841013" calcext:value-type="float">
            <text:p>26.049496841013</text:p>
          </table:table-cell>
          <table:table-cell office:value-type="string" calcext:value-type="string">
            <text:p>Hz</text:p>
          </table:table-cell>
          <table:table-cell table:formula="of:=CEILING([.$F$7]/[.I13])" office:value-type="float" office:value="3839" calcext:value-type="float">
            <text:p>3839</text:p>
          </table:table-cell>
          <table:table-cell table:formula="of:=[.K13]*1/[.$F$7]*1000" office:value-type="float" office:value="38.39" calcext:value-type="float">
            <text:p>38.3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CONVERT([.A14]; &quot;mph&quot;; &quot;m/s&quot;)" office:value-type="float" office:value="-1.34112" calcext:value-type="float">
            <text:p>-1.34112</text:p>
          </table:table-cell>
          <table:table-cell table:formula="of:=[.$F$2]/([.$F$2]+[.B14])*[.$F$1]" office:value-type="float" office:value="40157.0127490906" calcext:value-type="float">
            <text:p>40157.0127490906</text:p>
          </table:table-cell>
          <table:table-cell/>
          <table:table-cell table:formula="of:=[.A22]*5280/60/60" office:value-type="float" office:value="1.46666666666667" calcext:value-type="float">
            <text:p>1.46666666666667</text:p>
          </table:table-cell>
          <table:table-cell office:value-type="string" calcext:value-type="string">
            <text:p>Ft/Sec</text:p>
          </table:table-cell>
          <table:table-cell table:formula="of:=[.E14]*60*60/5280" office:value-type="float" office:value="1" calcext:value-type="float">
            <text:p>1</text:p>
          </table:table-cell>
          <table:table-cell office:value-type="string" calcext:value-type="string">
            <text:p>mph</text:p>
          </table:table-cell>
          <table:table-cell table:formula="of:=[.$F$1]-[.C22]" office:value-type="float" office:value="52.065086949071" calcext:value-type="float">
            <text:p>52.065086949071</text:p>
          </table:table-cell>
          <table:table-cell office:value-type="string" calcext:value-type="string">
            <text:p>Hz</text:p>
          </table:table-cell>
          <table:table-cell table:formula="of:=CEILING([.$F$7]/[.I14])" office:value-type="float" office:value="1921" calcext:value-type="float">
            <text:p>1921</text:p>
          </table:table-cell>
          <table:table-cell table:formula="of:=[.K14]*1/[.$F$7]*1000" office:value-type="float" office:value="19.21" calcext:value-type="float">
            <text:p>19.2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CONVERT([.A15]; &quot;mph&quot;; &quot;m/s&quot;)" office:value-type="float" office:value="-0.89408" calcext:value-type="float">
            <text:p>-0.89408</text:p>
          </table:table-cell>
          <table:table-cell table:formula="of:=[.$F$2]/([.$F$2]+[.B15])*[.$F$1]" office:value-type="float" office:value="40104.5383839017" calcext:value-type="float">
            <text:p>40104.5383839017</text:p>
          </table:table-cell>
          <table:table-cell/>
          <table:table-cell table:formula="of:=[.A23]*5280/60/60" office:value-type="float" office:value="2.93333333333333" calcext:value-type="float">
            <text:p>2.93333333333333</text:p>
          </table:table-cell>
          <table:table-cell office:value-type="string" calcext:value-type="string">
            <text:p>Ft/Sec</text:p>
          </table:table-cell>
          <table:table-cell table:formula="of:=[.E15]*60*60/5280" office:value-type="float" office:value="2" calcext:value-type="float">
            <text:p>2</text:p>
          </table:table-cell>
          <table:table-cell office:value-type="string" calcext:value-type="string">
            <text:p>mph</text:p>
          </table:table-cell>
          <table:table-cell table:formula="of:=[.$F$1]-[.C23]" office:value-type="float" office:value="103.994811425655" calcext:value-type="float">
            <text:p>103.994811425655</text:p>
          </table:table-cell>
          <table:table-cell office:value-type="string" calcext:value-type="string">
            <text:p>Hz</text:p>
          </table:table-cell>
          <table:table-cell table:formula="of:=CEILING([.$F$7]/[.I15])" office:value-type="float" office:value="962" calcext:value-type="float">
            <text:p>962</text:p>
          </table:table-cell>
          <table:table-cell table:formula="of:=[.K15]*1/[.$F$7]*1000" office:value-type="float" office:value="9.62" calcext:value-type="float">
            <text:p>9.6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CONVERT([.A16]; &quot;mph&quot;; &quot;m/s&quot;)" office:value-type="float" office:value="-0.44704" calcext:value-type="float">
            <text:p>-0.44704</text:p>
          </table:table-cell>
          <table:table-cell table:formula="of:=[.$F$2]/([.$F$2]+[.B16])*[.$F$1]" office:value-type="float" office:value="40052.2009793756" calcext:value-type="float">
            <text:p>40052.2009793756</text:p>
          </table:table-cell>
          <table:table-cell table:number-columns-repeated="10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CONVERT([.A17]; &quot;mph&quot;; &quot;m/s&quot;)" office:value-type="float" office:value="-0.22352" calcext:value-type="float">
            <text:p>-0.22352</text:p>
          </table:table-cell>
          <table:table-cell table:formula="of:=[.$F$2]/([.$F$2]+[.B17])*[.$F$1]" office:value-type="float" office:value="40026.0834699044" calcext:value-type="float">
            <text:p>40026.0834699044</text:p>
          </table:table-cell>
          <table:table-cell table:number-columns-repeated="10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formula="of:=CONVERT([.A18]; &quot;mph&quot;; &quot;m/s&quot;)" office:value-type="float" office:value="-0.044704" calcext:value-type="float">
            <text:p>-0.044704</text:p>
          </table:table-cell>
          <table:table-cell table:formula="of:=[.$F$2]/([.$F$2]+[.B18])*[.$F$1]" office:value-type="float" office:value="40005.2139740102" calcext:value-type="float">
            <text:p>40005.2139740102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NVERT([.A19]; &quot;mph&quot;; &quot;m/s&quot;)" office:value-type="float" office:value="0" calcext:value-type="float">
            <text:p>0</text:p>
          </table:table-cell>
          <table:table-cell table:formula="of:=[.$F$2]/([.$F$2]+[.B19])*[.$F$1]" office:value-type="float" office:value="40000" calcext:value-type="float">
            <text:p>40000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CONVERT([.A20]; &quot;mph&quot;; &quot;m/s&quot;)" office:value-type="float" office:value="0.044704" calcext:value-type="float">
            <text:p>0.044704</text:p>
          </table:table-cell>
          <table:table-cell table:formula="of:=[.$F$2]/([.$F$2]+[.B20])*[.$F$1]" office:value-type="float" office:value="39994.7873849118" calcext:value-type="float">
            <text:p>39994.7873849118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CONVERT([.A21]; &quot;mph&quot;; &quot;m/s&quot;)" office:value-type="float" office:value="0.22352" calcext:value-type="float">
            <text:p>0.22352</text:p>
          </table:table-cell>
          <table:table-cell table:formula="of:=[.$F$2]/([.$F$2]+[.B21])*[.$F$1]" office:value-type="float" office:value="39973.950503159" calcext:value-type="float">
            <text:p>39973.95050315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VERT([.A22]; &quot;mph&quot;; &quot;m/s&quot;)" office:value-type="float" office:value="0.44704" calcext:value-type="float">
            <text:p>0.44704</text:p>
          </table:table-cell>
          <table:table-cell table:formula="of:=[.$F$2]/([.$F$2]+[.B22])*[.$F$1]" office:value-type="float" office:value="39947.9349130509" calcext:value-type="float">
            <text:p>39947.934913050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NVERT([.A23]; &quot;mph&quot;; &quot;m/s&quot;)" office:value-type="float" office:value="0.89408" calcext:value-type="float">
            <text:p>0.89408</text:p>
          </table:table-cell>
          <table:table-cell table:formula="of:=[.$F$2]/([.$F$2]+[.B23])*[.$F$1]" office:value-type="float" office:value="39896.0051885743" calcext:value-type="float">
            <text:p>39896.005188574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NVERT([.A24]; &quot;mph&quot;; &quot;m/s&quot;)" office:value-type="float" office:value="1.34112" calcext:value-type="float">
            <text:p>1.34112</text:p>
          </table:table-cell>
          <table:table-cell table:formula="of:=[.$F$2]/([.$F$2]+[.B24])*[.$F$1]" office:value-type="float" office:value="39844.2102993683" calcext:value-type="float">
            <text:p>39844.210299368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NVERT([.A25]; &quot;mph&quot;; &quot;m/s&quot;)" office:value-type="float" office:value="2.2352" calcext:value-type="float">
            <text:p>2.2352</text:p>
          </table:table-cell>
          <table:table-cell table:formula="of:=[.$F$2]/([.$F$2]+[.B25])*[.$F$1]" office:value-type="float" office:value="39741.022931613" calcext:value-type="float">
            <text:p>39741.02293161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VERT([.A26]; &quot;mph&quot;; &quot;m/s&quot;)" office:value-type="float" office:value="4.4704" calcext:value-type="float">
            <text:p>4.4704</text:p>
          </table:table-cell>
          <table:table-cell table:formula="of:=[.$F$2]/([.$F$2]+[.B26])*[.$F$1]" office:value-type="float" office:value="39485.3777472844" calcext:value-type="float">
            <text:p>39485.377747284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NVERT([.A27]; &quot;mph&quot;; &quot;m/s&quot;)" office:value-type="float" office:value="6.7056" calcext:value-type="float">
            <text:p>6.7056</text:p>
          </table:table-cell>
          <table:table-cell table:formula="of:=[.$F$2]/([.$F$2]+[.B27])*[.$F$1]" office:value-type="float" office:value="39233.0005581838" calcext:value-type="float">
            <text:p>39233.0005581838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NVERT([.A28]; &quot;mph&quot;; &quot;m/s&quot;)" office:value-type="float" office:value="8.9408" calcext:value-type="float">
            <text:p>8.9408</text:p>
          </table:table-cell>
          <table:table-cell table:formula="of:=[.$F$2]/([.$F$2]+[.B28])*[.$F$1]" office:value-type="float" office:value="38983.8290985302" calcext:value-type="float">
            <text:p>38983.8290985302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NVERT([.A29]; &quot;mph&quot;; &quot;m/s&quot;)" office:value-type="float" office:value="11.176" calcext:value-type="float">
            <text:p>11.176</text:p>
          </table:table-cell>
          <table:table-cell table:formula="of:=[.$F$2]/([.$F$2]+[.B29])*[.$F$1]" office:value-type="float" office:value="38737.8026743766" calcext:value-type="float">
            <text:p>38737.8026743766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NVERT([.A30]; &quot;mph&quot;; &quot;m/s&quot;)" office:value-type="float" office:value="13.4112" calcext:value-type="float">
            <text:p>13.4112</text:p>
          </table:table-cell>
          <table:table-cell table:formula="of:=[.$F$2]/([.$F$2]+[.B30])*[.$F$1]" office:value-type="float" office:value="38494.8621143219" calcext:value-type="float">
            <text:p>38494.8621143219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NVERT([.A31]; &quot;mph&quot;; &quot;m/s&quot;)" office:value-type="float" office:value="15.6464" calcext:value-type="float">
            <text:p>15.6464</text:p>
          </table:table-cell>
          <table:table-cell table:formula="of:=[.$F$2]/([.$F$2]+[.B31])*[.$F$1]" office:value-type="float" office:value="38254.9497220661" calcext:value-type="float">
            <text:p>38254.9497220661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NVERT([.A32]; &quot;mph&quot;; &quot;m/s&quot;)" office:value-type="float" office:value="17.8816" calcext:value-type="float">
            <text:p>17.8816</text:p>
          </table:table-cell>
          <table:table-cell table:formula="of:=[.$F$2]/([.$F$2]+[.B32])*[.$F$1]" office:value-type="float" office:value="38018.0092307283" calcext:value-type="float">
            <text:p>38018.0092307283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NVERT([.A33]; &quot;mph&quot;; &quot;m/s&quot;)" office:value-type="float" office:value="20.1168" calcext:value-type="float">
            <text:p>20.1168</text:p>
          </table:table-cell>
          <table:table-cell table:formula="of:=[.$F$2]/([.$F$2]+[.B33])*[.$F$1]" office:value-type="float" office:value="37783.9857588522" calcext:value-type="float">
            <text:p>37783.9857588522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NVERT([.A34]; &quot;mph&quot;; &quot;m/s&quot;)" office:value-type="float" office:value="22.352" calcext:value-type="float">
            <text:p>22.352</text:p>
          </table:table-cell>
          <table:table-cell table:formula="of:=[.$F$2]/([.$F$2]+[.B34])*[.$F$1]" office:value-type="float" office:value="37552.8257680265" calcext:value-type="float">
            <text:p>37552.8257680265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NVERT([.A35]; &quot;mph&quot;; &quot;m/s&quot;)" office:value-type="float" office:value="24.5872" calcext:value-type="float">
            <text:p>24.5872</text:p>
          </table:table-cell>
          <table:table-cell table:formula="of:=[.$F$2]/([.$F$2]+[.B35])*[.$F$1]" office:value-type="float" office:value="37324.4770220508" calcext:value-type="float">
            <text:p>37324.4770220508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NVERT([.A36]; &quot;mph&quot;; &quot;m/s&quot;)" office:value-type="float" office:value="26.8224" calcext:value-type="float">
            <text:p>26.8224</text:p>
          </table:table-cell>
          <table:table-cell table:formula="of:=[.$F$2]/([.$F$2]+[.B36])*[.$F$1]" office:value-type="float" office:value="37098.8885475839" calcext:value-type="float">
            <text:p>37098.888547583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30T20:15:43.757000000</meta:creation-date>
    <dc:date>2022-11-30T21:05:54.175000000</dc:date>
    <meta:editing-duration>PT37M45S</meta:editing-duration>
    <meta:editing-cycles>10</meta:editing-cycles>
    <meta:generator>LibreOffice/6.2.5.2$Windows_X86_64 LibreOffice_project/1ec314fa52f458adc18c4f025c545a4e8b22c159</meta:generator>
    <meta:document-statistic meta:table-count="1" meta:cell-count="167" meta:object-count="0"/>
  </office:meta>
</office:document-meta>
</file>